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er">
      <style:paragraph-properties fo:padding="0in" fo:border-left="none" fo:border-right="none" fo:border-top="none" fo:border-bottom="0.99pt solid #000000" style:shadow="none"/>
      <style:text-properties style:font-name="Arial" fo:language="en" fo:country="US" fo:font-style="italic" fo:font-weight="bold" officeooo:rsid="008e497d" officeooo:paragraph-rsid="008e497d" style:font-style-asian="italic" style:font-weight-asian="bold" style:font-style-complex="italic" style:font-weight-complex="bold"/>
    </style:style>
    <style:style style:name="P2" style:family="paragraph" style:parent-style-name="Footer">
      <style:paragraph-properties fo:padding="0in" fo:border-left="none" fo:border-right="none" fo:border-top="0.99pt solid #000000" fo:border-bottom="none" style:shadow="none"/>
      <style:text-properties style:font-name="Arial" fo:language="en" fo:country="US" fo:font-style="italic" fo:font-weight="bold" style:font-style-asian="italic" style:font-weight-asian="bold" style:font-style-complex="italic" style:font-weight-complex="bold"/>
    </style:style>
    <style:style style:name="P3" style:family="paragraph" style:parent-style-name="Text_20_body">
      <style:text-properties fo:language="en" fo:country="US" officeooo:rsid="008f9a16" officeooo:paragraph-rsid="0093274e"/>
    </style:style>
    <style:style style:name="P4" style:family="paragraph" style:parent-style-name="Text_20_body">
      <style:text-properties fo:language="en" fo:country="US" officeooo:rsid="008f9a16" officeooo:paragraph-rsid="008f9a16"/>
    </style:style>
    <style:style style:name="P5" style:family="paragraph" style:parent-style-name="Text_20_body">
      <style:text-properties fo:language="en" fo:country="US" officeooo:rsid="00922174" officeooo:paragraph-rsid="0095b8ba"/>
    </style:style>
    <style:style style:name="P6" style:family="paragraph" style:parent-style-name="Text_20_body">
      <style:text-properties fo:language="en" fo:country="US" officeooo:rsid="00968a09" officeooo:paragraph-rsid="00968a09"/>
    </style:style>
    <style:style style:name="P7" style:family="paragraph" style:parent-style-name="Text_20_body">
      <style:text-properties fo:language="en" fo:country="US" officeooo:rsid="009a4780" officeooo:paragraph-rsid="009ba21a"/>
    </style:style>
    <style:style style:name="P8" style:family="paragraph" style:parent-style-name="Text_20_body">
      <style:text-properties fo:language="en" fo:country="US" officeooo:rsid="009ba21a" officeooo:paragraph-rsid="009ba21a"/>
    </style:style>
    <style:style style:name="P9" style:family="paragraph" style:parent-style-name="Text_20_body">
      <style:text-properties fo:language="en" fo:country="US" officeooo:rsid="009d1b87" officeooo:paragraph-rsid="009d1b87"/>
    </style:style>
    <style:style style:name="P10" style:family="paragraph" style:parent-style-name="Text_20_body">
      <style:text-properties fo:language="en" fo:country="US" officeooo:rsid="009dbb99" officeooo:paragraph-rsid="009dbb99"/>
    </style:style>
    <style:style style:name="P11" style:family="paragraph" style:parent-style-name="Text_20_body">
      <style:text-properties fo:language="en" fo:country="US" officeooo:rsid="00a072eb" officeooo:paragraph-rsid="00a072eb"/>
    </style:style>
    <style:style style:name="P12" style:family="paragraph" style:parent-style-name="Text_20_body">
      <style:text-properties fo:language="en" fo:country="US" officeooo:rsid="00a39080" officeooo:paragraph-rsid="00a39080"/>
    </style:style>
    <style:style style:name="P13" style:family="paragraph" style:parent-style-name="Text_20_body">
      <style:text-properties fo:language="en" fo:country="US" officeooo:rsid="00a6de94" officeooo:paragraph-rsid="00a6de94"/>
    </style:style>
    <style:style style:name="P14" style:family="paragraph" style:parent-style-name="Text_20_body">
      <style:text-properties style:font-name="Arial" fo:font-size="12pt" fo:language="en" fo:country="US" officeooo:rsid="008e497d" officeooo:paragraph-rsid="008e497d" style:font-size-asian="12pt" style:font-size-complex="12pt"/>
    </style:style>
    <style:style style:name="P15" style:family="paragraph" style:parent-style-name="Text_20_body">
      <style:text-properties style:font-name="Arial" fo:font-size="12pt" fo:language="en" fo:country="US" officeooo:rsid="009183ea" officeooo:paragraph-rsid="009183ea" style:font-size-asian="12pt" style:font-size-complex="12pt"/>
    </style:style>
    <style:style style:name="P16" style:family="paragraph" style:parent-style-name="Text_20_body">
      <style:text-properties style:font-name="Arial" fo:font-size="12pt" fo:language="en" fo:country="US" officeooo:rsid="009dbb99" officeooo:paragraph-rsid="009dbb99" style:font-size-asian="12pt" style:font-size-complex="12pt"/>
    </style:style>
    <style:style style:name="P17" style:family="paragraph" style:parent-style-name="Text_20_body">
      <style:text-properties style:font-name="Arial" fo:font-size="12pt" fo:language="en" fo:country="US" officeooo:rsid="009a4780" officeooo:paragraph-rsid="009ba21a" style:font-size-asian="12pt" style:font-size-complex="12pt"/>
    </style:style>
    <style:style style:name="P18" style:family="paragraph" style:parent-style-name="Text_20_body">
      <style:text-properties style:font-name="Arial" fo:font-size="12pt" fo:language="en" fo:country="US" officeooo:rsid="009ef1fa" officeooo:paragraph-rsid="009ef1fa" style:font-size-asian="12pt" style:font-size-complex="12pt"/>
    </style:style>
    <style:style style:name="P19" style:family="paragraph" style:parent-style-name="Text_20_body">
      <style:text-properties fo:font-size="12pt" officeooo:rsid="009ef1fa" officeooo:paragraph-rsid="009ef1fa" style:font-size-asian="12pt" style:font-size-complex="12pt"/>
    </style:style>
    <style:style style:name="P20" style:family="paragraph" style:parent-style-name="Text_20_body">
      <style:text-properties style:font-name="Arial" fo:font-size="12pt" fo:language="en" fo:country="US" officeooo:rsid="00a39080" officeooo:paragraph-rsid="00a39080" style:font-size-asian="12pt" style:font-size-complex="12pt"/>
    </style:style>
    <style:style style:name="P21" style:family="paragraph" style:parent-style-name="Text_20_body">
      <style:text-properties style:font-name="Arial" fo:font-size="12pt" fo:language="en" fo:country="US" officeooo:rsid="00a6de94" officeooo:paragraph-rsid="00a6de94" style:font-size-asian="12pt" style:font-size-complex="12pt"/>
    </style:style>
    <style:style style:name="P22" style:family="paragraph" style:parent-style-name="Standard" style:list-style-name="L1">
      <style:text-properties style:font-name="Arial" fo:language="en" fo:country="US"/>
    </style:style>
    <style:style style:name="P23" style:family="paragraph" style:parent-style-name="Standard" style:list-style-name="L1">
      <style:text-properties style:font-name="Arial" fo:language="en" fo:country="US" officeooo:rsid="00922174" officeooo:paragraph-rsid="00922174"/>
    </style:style>
    <style:style style:name="P24" style:family="paragraph" style:parent-style-name="Heading_20_1">
      <style:text-properties style:font-name="Arial" fo:font-size="16pt" fo:language="en" fo:country="US" officeooo:rsid="008e497d" officeooo:paragraph-rsid="009a4780" style:font-size-asian="16pt" style:font-size-complex="16pt"/>
    </style:style>
    <style:style style:name="P25" style:family="paragraph" style:parent-style-name="Heading_20_2">
      <style:text-properties fo:font-size="14pt" style:font-size-asian="14pt" style:font-size-complex="14pt"/>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officeooo:rsid="009183ea" style:font-size-asian="12pt" style:font-size-complex="12pt"/>
    </style:style>
    <style:style style:name="T4" style:family="text">
      <style:text-properties style:font-name="Arial" fo:font-size="12pt" officeooo:rsid="00921abe" style:font-size-asian="12pt" style:font-size-complex="12pt"/>
    </style:style>
    <style:style style:name="T5" style:family="text">
      <style:text-properties style:font-name="Arial" fo:font-size="12pt" officeooo:rsid="008f9a16" style:font-size-asian="12pt" style:font-size-complex="12pt"/>
    </style:style>
    <style:style style:name="T6" style:family="text">
      <style:text-properties style:font-name="Arial" fo:font-size="12pt" officeooo:rsid="0093274e" style:font-size-asian="12pt" style:font-size-complex="12pt"/>
    </style:style>
    <style:style style:name="T7" style:family="text">
      <style:text-properties style:font-name="Arial" fo:font-size="12pt" officeooo:rsid="00941637" style:font-size-asian="12pt" style:font-size-complex="12pt"/>
    </style:style>
    <style:style style:name="T8" style:family="text">
      <style:text-properties style:font-name="Arial" fo:font-size="12pt" officeooo:rsid="0095b8ba" style:font-size-asian="12pt" style:font-size-complex="12pt"/>
    </style:style>
    <style:style style:name="T9" style:family="text">
      <style:text-properties style:font-name="Arial" fo:font-size="12pt" officeooo:rsid="00961707" style:font-size-asian="12pt" style:font-size-complex="12pt"/>
    </style:style>
    <style:style style:name="T10" style:family="text">
      <style:text-properties style:font-name="Arial" fo:font-size="12pt" officeooo:rsid="00968a09" style:font-size-asian="12pt" style:font-size-complex="12pt"/>
    </style:style>
    <style:style style:name="T11" style:family="text">
      <style:text-properties style:font-name="Arial" fo:font-size="12pt" officeooo:rsid="00986467" style:font-size-asian="12pt" style:font-size-complex="12pt"/>
    </style:style>
    <style:style style:name="T12" style:family="text">
      <style:text-properties style:font-name="Arial" fo:font-size="12pt" officeooo:rsid="009ba21a" style:font-size-asian="12pt" style:font-size-complex="12pt"/>
    </style:style>
    <style:style style:name="T13" style:family="text">
      <style:text-properties style:font-name="Arial" fo:font-size="12pt" officeooo:rsid="009d1b87" style:font-size-asian="12pt" style:font-size-complex="12pt"/>
    </style:style>
    <style:style style:name="T14" style:family="text">
      <style:text-properties style:font-name="Arial" fo:font-size="12pt" officeooo:rsid="009dbb99" style:font-size-asian="12pt" style:font-size-complex="12pt"/>
    </style:style>
    <style:style style:name="T15" style:family="text">
      <style:text-properties style:font-name="Arial" fo:font-size="12pt" officeooo:rsid="00a072eb" style:font-size-asian="12pt" style:font-size-complex="12pt"/>
    </style:style>
    <style:style style:name="T16" style:family="text">
      <style:text-properties style:font-name="Arial" fo:font-size="12pt" officeooo:rsid="00a39080" style:font-size-asian="12pt" style:font-size-complex="12pt"/>
    </style:style>
    <style:style style:name="T17" style:family="text">
      <style:text-properties style:font-name="Arial" fo:font-size="12pt" officeooo:rsid="00a56929" style:font-size-asian="12pt" style:font-size-complex="12pt"/>
    </style:style>
    <style:style style:name="T18" style:family="text">
      <style:text-properties style:font-name="Arial" fo:font-size="12pt" officeooo:rsid="00a6de94" style:font-size-asian="12pt" style:font-size-complex="12pt"/>
    </style:style>
    <style:style style:name="T19" style:family="text">
      <style:text-properties style:font-name="Arial" fo:font-size="12pt" officeooo:rsid="00a87cb0" style:font-size-asian="12pt" style:font-size-complex="12pt"/>
    </style:style>
    <style:style style:name="T20" style:family="text">
      <style:text-properties style:font-name="Arial" fo:font-size="12pt" officeooo:rsid="00a8bbce" style:font-size-asian="12pt" style:font-size-complex="12pt"/>
    </style:style>
    <style:style style:name="T21" style:family="text">
      <style:text-properties style:font-name="Arial" fo:font-size="12pt" officeooo:rsid="00aa44fa" style:font-size-asian="12pt" style:font-size-complex="12pt"/>
    </style:style>
    <style:style style:name="T22" style:family="text">
      <style:text-properties style:font-name="Arial" officeooo:rsid="00986467"/>
    </style:style>
    <style:style style:name="T23" style:family="text">
      <style:text-properties style:font-name="Arial" fo:language="en" fo:country="US"/>
    </style:style>
    <style:style style:name="T24" style:family="text">
      <style:text-properties style:font-name="Arial" fo:language="en" fo:country="US" officeooo:rsid="009a4780"/>
    </style:style>
    <style:style style:name="T25" style:family="text">
      <style:text-properties style:font-name="Arial" officeooo:rsid="009dbb99"/>
    </style:style>
    <style:style style:name="T26" style:family="text">
      <style:text-properties officeooo:rsid="009a47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Cost Effective Forth Systems <text:span text:style-name="T26">in FPGAs</text:span></text:h>
      <text:p text:style-name="P19"><text:span text:style-name="T23">Sub-$10 </text:span><text:span text:style-name="T24">F</text:span><text:span text:style-name="T23">PGAs are considered:</text:span></text:p>
      <text:h text:style-name="Heading_20_2" text:outline-level="2">Gowin</text:h>
      <text:p text:style-name="P14">Gowin Semiconductor is a China-based FPGA company started in 2014. Their GW1N series was introduced in 2017. They are available now, even for little guys, at a decent price. These FPGAs have some nice features for Forth-based systems:</text:p>
      <text:list xml:id="list772386893" text:style-name="L1">
        <text:list-item>
          <text:p text:style-name="P22">They're inexpensive.</text:p>
        </text:list-item>
        <text:list-item>
          <text:p text:style-name="P23">They're secure.</text:p>
        </text:list-item>
        <text:list-item>
          <text:p text:style-name="P22">Built-in flash is big enough for Forth apps in addition to the bitstream.</text:p>
        </text:list-item>
        <text:list-item>
          <text:p text:style-name="P22">You can get by with 1 or 2 LDOs depending on the part.</text:p>
        </text:list-item>
        <text:list-item>
          <text:p text:style-name="P22">There is an on-chip oscillator with 5% tolerance.</text:p>
        </text:list-item>
      </text:list>
      <text:p text:style-name="P14"/>
      <text:p text:style-name="P3"><text:span text:style-name="T2">The GW1N-UV4 has about 5mA static power consumption with a single power supply. </text:span><text:span text:style-name="T6">The </text:span><text:span text:style-name="T2">GW1N-</text:span><text:span text:style-name="T6">L</text:span><text:span text:style-name="T2">V4 </text:span><text:span text:style-name="T6">draws less power but needs an extra LDO for the core voltage. </text:span><text:span text:style-name="T2">It fits the Forth CPU, some user logic, and 32KB of code in </text:span><text:span text:style-name="T4">on-chip </text:span><text:span text:style-name="T2">flash at a $3 to $4 price point. QFN and LQFP packages are available with 32 to 144 pins or more.</text:span></text:p>
      <text:p text:style-name="P4"><text:span text:style-name="T2">So, it's competitive with MCUs. Forth's instant bootup means you can cold-boot at wakeup. A pushbutton (or buttons) can trigger a simple power control circuit in battery-operated systems. </text:span><text:span text:style-name="T3">Embedded</text:span><text:span text:style-name="T2"> Linux </text:span><text:span text:style-name="T3">boots on one second if highly optimized, on the order of 10 if not. That's very slow for devices that should respond instantly.</text:span></text:p>
      <text:p text:style-name="P15">FPGAs don't suffer from vendor lock-in. Granted, the internal flash interface requires some custom HDL code, but the opportunity for lock-in is much greater for today's MCUs. The vendors can raise their prices after enough design wins, knowing that the incredible complexity of their parts guarantees that customers can't just switch to another vendor.</text:p>
      <text:p text:style-name="P15">The learning curve for MCUs with their vast array of peripherals and their options keeps rising to the point that it's faster to just roll your own peripheral.</text:p>
      <text:p text:style-name="P16">The Gowin parts support LUT5 and LUT6 structures, leading me to think performance will be decent.</text:p>
      <text:h text:style-name="Heading_20_3" text:outline-level="3">Flash</text:h>
      <text:p text:style-name="P5"><text:span text:style-name="T9">Flash seems to be</text:span><text:span text:style-name="T2"> the main consideration. You want your code secure but upgradeable. This is where the flash memory comes in. The low end of code space sits in internal flash in the </text:span><text:span text:style-name="T5">GW1N-</text:span><text:span text:style-name="T7">L</text:span><text:span text:style-name="T5">V4. </text:span><text:span text:style-name="T8">What if your app is really big? Let it overflow to SPI flash. Of course, the interpreter will be able to dump out all of that internal flash, </text:span><text:span text:style-name="T10">so</text:span><text:span text:style-name="T8"> the app can be read out and analyzed. That would leave cloners the job of reverse engineering all of the logic (undocumented peripherals). If you still don’t like those odds, the interpreter can be disabled by erasing the header space.</text:span></text:p>
      <text:p text:style-name="P6"><text:span text:style-name="T8">T</text:span><text:span text:style-name="T2">he GW1N internal flash is 32-bit with an access time of 25 to 50 ns. </text:span><text:span text:style-name="T11">With</text:span><text:span text:style-name="T2"> a CPU clock of 10 ns, </text:span><text:span text:style-name="T11">that’s</text:span><text:span text:style-name="T2"> 3 to 5 clock delays. This is </text:span><text:span text:style-name="T11">good enough for simplified access with no prefetch.</text:span></text:p>
      <text:p text:style-name="P11"><text:span text:style-name="T11">A</text:span><text:span text:style-name="T2">ccording to the pinouts, SPI flash pins should be user I/O after configuration.</text:span></text:p>
      <text:h text:style-name="Heading_20_3" text:outline-level="3"><text:soft-page-break/><text:span text:style-name="T16">DK-START-</text:span><text:span text:style-name="T2">GW1N4 </text:span><text:span text:style-name="T16">Development Board</text:span></text:h>
      <text:p text:style-name="P20">I got V1.1 of the PCB. The IDE installed easily and I received the license files. The instructions weren’t very clear, but you need to edit environmental variable LM_LICENSE_FILE to point to the Symplicity license. Gowin gives you licenses that are good for one year. As of 6/2019, the tools are still in Beta.</text:p>
      <text:p text:style-name="P12"><text:span text:style-name="T2">I could download a sample file for this board. </text:span><text:span text:style-name="T17">On my first try, the programmer didn’t like the device ID. I hit “scan” to read out the part type, selected that part, and re-synthesized. It downloaded into SRAM – yay! Cycling power made it go away, as expected. </text:span><text:span text:style-name="T18">Putting </text:span><text:span text:style-name="T17">the bitstream in flash</text:span><text:span text:style-name="T18"> also worked, so then the board booted up with the demo. Cool. </text:span><text:span text:style-name="T19">The board also has a “reset” pushbutton input.</text:span></text:p>
      <text:p text:style-name="P21">The tools are bare bones, which helps with the learning curve. The constraint file is very simple. Each line is pin and location. There’s no I/O standard or slew rate to select.</text:p>
      <text:p text:style-name="P13"><text:span text:style-name="T2">The board oscillator is 50 MHz, so to keep things simple I set up the Forth MCU to run at 50 MHz. </text:span><text:span text:style-name="T19">For the P&amp;R bitstream configuration, I set the SPI flash address to 0.</text:span><text:span text:style-name="T2"> </text:span><text:span text:style-name="T20">The board flash is a W25Q64, so 64M bit (8M bytes). The FPGA needs at most 216K bytes, so the base address for Forth flash is set to 4 (starts at address 0x40000). </text:span><text:span text:style-name="T21">The design synthesized to about 3K (out of 4K) LUTs and about 60 MHz. Unfortunately, the P&amp;R tool hung on the synthesized netlist. Tool problem. I reported the bug.</text:span></text:p>
      <text:h text:style-name="P25" text:outline-level="2"><text:span text:style-name="T22">E</text:span><text:span text:style-name="T1">finix</text:span></text:h>
      <text:p text:style-name="P17">Efinix Semiconductor is another Chinese FPGA company targeting the low-end space. Their parts are starting to enter the supply chain, so a little hard to get. This should change in the next year or two due to investment by Xilinx and Samsung. They have a novel FPGA architecture that costs less to make and has power and speed advantages over other FPGAs. Their roadmap to 10nm (backed by Samsung) is an eye opener. But let’s look at their current 40nm FPGAs, the Trion series.</text:p>
      <text:p text:style-name="P7"><text:span text:style-name="T12">If you build something with one of these, it will most likely boot from SPI flash.</text:span><text:span text:style-name="T2"> </text:span><text:span text:style-name="T12">Security will have to be achieved by board level anti-cloning features such as a hardware security chip.</text:span></text:p>
      <text:p text:style-name="P8"><text:span text:style-name="T2">In this case, the Forth system will share SPI flash with the bitstream. </text:span><text:span text:style-name="T13">These parts aren’t ready for prime time, so pinouts etc are hard to come by. </text:span><text:span text:style-name="T15">Are the config pins GPIO after boot? </text:span><text:span text:style-name="T13">Maybe revisit in 2020. </text:span><text:span text:style-name="T15">There is a user JTAG TAP, so JTAG could be used to talk to the Forth core.</text:span></text:p>
      <text:p text:style-name="P10"><text:span text:style-name="T13">I </text:span><text:span text:style-name="T2">would have to buy a dev board to get access to tools to synthesize with, so there’s no telling how results will pan out.</text:span></text:p>
      <text:h text:style-name="Heading_20_2" text:outline-level="2">Lattice</text:h>
      <text:p text:style-name="P9"><text:span text:style-name="T2">The ice40 series can boot from SPI flash or use internal OTP. </text:span><text:span text:style-name="T14">So, production parts can be secure. I tried synthesizing the MCU and ended up with a clock speed of 40 MHz or so.</text:span></text:p>
      <text:h text:style-name="P25" text:outline-level="2"><text:span text:style-name="T25">X</text:span><text:span text:style-name="T1">ilinx</text:span></text:h>
      <text:p text:style-name="P18">The smallest Spartan 3 parts are under $10. You could boot those from SPI flash.</text:p>
      <text:h text:style-name="Heading_20_2" text:outline-level="2"><text:soft-page-break/>Intel</text:h>
      <text:p text:style-name="P18">Altera/Intel MAX10 is cheap, and offers internal flash. It doesn’t boot directly from SPI flash and the synthesis results weren’t the greatest. Package options are also a bit lim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0000" style:shadow="none"/>
      <style:text-properties style:font-name="Arial" fo:language="en" fo:country="US" fo:font-style="italic" fo:font-weight="bold" officeooo:rsid="008e497d" officeooo:paragraph-rsid="008e497d" style:font-style-asian="italic" style:font-weight-asian="bold" style:font-style-complex="italic" style:font-weight-complex="bold"/>
    </style:style>
    <style:style style:name="MP2" style:family="paragraph" style:parent-style-name="Footer">
      <style:paragraph-properties fo:padding="0in" fo:border-left="none" fo:border-right="none" fo:border-top="0.99pt solid #000000" fo:border-bottom="none" style:shadow="none"/>
      <style:text-properties style:font-name="Arial" fo:language="en" fo:country="US" fo:font-style="italic" fo:font-weight="bold" style:font-style-asian="italic" style:font-weight-asian="bold" style:font-style-complex="italic" style:font-weight-complex="bold"/>
    </style:style>
    <style:page-layout style:name="Mpm1">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owin GW1N-UV4 FPGA MCU</text:p>
      </style:header>
      <style:footer>
        <text:p text:style-name="MP2"><text:page-number text:select-page="current">3</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08-04-23T09:16:13</meta:creation-date>
    <dc:date>2019-06-10T17:14:28.044000000</dc:date>
    <dc:language>zxx</dc:language>
    <meta:editing-cycles>585</meta:editing-cycles>
    <meta:editing-duration>P1DT15H24M14S</meta:editing-duration>
    <meta:document-statistic meta:table-count="0" meta:image-count="0" meta:object-count="0" meta:page-count="3" meta:paragraph-count="36" meta:word-count="1005" meta:character-count="5593" meta:non-whitespace-character-count="4628"/>
    <meta:user-defined meta:name="Info 1"/>
    <meta:user-defined meta:name="Info 2"/>
    <meta:user-defined meta:name="Info 3"/>
    <meta:user-defined meta:name="Info 4"/>
  </office:meta>
</office:document-meta>
</file>